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d by OOo 3.2</text:p>
      <text:p text:style-name="Standard">Mimetype file removed after sig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0T11:38:22.51</meta:creation-date>
    <dc:date>2009-08-21T08:51:00.95</dc:date>
    <meta:editing-duration>PT00H01M56S</meta:editing-duration>
    <meta:editing-cycles>3</meta:editing-cycles>
    <meta:generator>StarOffice/9$Win32 OpenOffice.org_project/300m51$Build-9408$CWS-encsig09</meta:generator>
    <meta:document-statistic meta:table-count="0" meta:image-count="0" meta:object-count="0" meta:page-count="1" meta:paragraph-count="2" meta:word-count="9" meta:character-count="5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100aa004e005f0004005600400020008000140072007200b0005d0099000e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J6+xrISPrqGM29urMETcqENq+4U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CK1zNrKiy+YirMaoC2nWLz4hvb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xOnvyFJtTjIU1Fn8+sIcMtB9oLM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KbA8Y5ibbJmPmcvObYJY7Tnky1M=</DigestValue>
      </Reference>
      <Reference URI="Thumbnails/thumbnail.png">
        <DigestMethod Algorithm="http://www.w3.org/2000/09/xmldsig#sha1"/>
        <DigestValue>/9rwNy99gnUp/yByDJjGrEpD71U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UbV2mYcwBexPELckseAvhX8nFfQ=</DigestValue>
      </Reference>
      <Reference URI="#ID_004500d6004600a9006200560041006800ba0045007c008b00570073000200e2">
        <DigestMethod Algorithm="http://www.w3.org/2000/09/xmldsig#sha1"/>
        <DigestValue>MVLhhih78lc5nhXut48h+fdSzog=</DigestValue>
      </Reference>
    </SignedInfo>
    <SignatureValue>OUV+VXP9xkXqpJjo105UnnJQOLNSCb6U8X0UKpYHssBZma36w93OB47fXxulmRn0
WvPgZbU7xXn3Meaziy11kvn31TGTSwHTx1mXfHn5dqq8MftF3CgyzxQqhm9RO676
VAzTsK+QlH9V+gnmNboF0Mj2/Ju8e7Xe0hHHvAyH3p0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MBgGA1UEChMRVGVzdCBDZXJ0aWZpY2F0ZXMxEDAOBgNVBAMTB0dvb2QgQ0EwHhcNMDEwNDE5MTQ1NzIwWhcNMTEwNDE5MTQ1NzIwWjBOMQswCQYDVQQGEwJVUzEaMBgGA1UEChMRVGVzdCBDZXJ0aWZpY2F0ZXMxIzAhBgNVBAMTGlZhbGlkIEVFIENlcnRpZmljYXRlIFRlc3QxMIGfMA0GCSqGSIb3DQEBAQUAA4GNADCBiQKBgQCtpKu/a6Co7KcKOymboEA+MmgoryXHT1dxExmQ1lO7yah2L8j8RG6ox5Tr37TV8Y21ti3MopcFH+iXDSX31fixsYCZkcpjMI4kbjXmjGOeFKu1vnbBmcb5JBISiUeg22tIRFoJ4zThi3GLVecGijyOVReA5LiPymEKG7fAB3241wIDAQABo2swaTAfBgNVHSMEGDAWgBS3LqaCy8LIvKh7J0TXNTPfmhWUxzAdBgNVHQ4EFgQUOsyUZQyFqTzB4K9RMyoUSI+ekVswDgYDVR0PAQH/BAQDAgTwMBcGA1UdIAQQMA4wDAYKYIZIAWUDAgEwATANBgkqhkiG9w0BAQUFAAOBgQCkaGfCqYi0681n9Dit36lg3U/9gTZoNqPMaAaLUQV3Crzxx2MGInhTyKchYydbV8HD89N2jzzYq7J2KM/ZEAfjskCdsj1SiMNkbYZe3rZZOldr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4500d6004600a9006200560041006800ba0045007c008b00570073000200e2" Target="#ID_006100aa004e005f0004005600400020008000140072007200b0005d0099000e">
          <dc:date xmlns:dc="http://purl.org/dc/elements/1.1/">2009-08-21T08:51:23,28</dc:date>
        </SignatureProperty>
      </SignatureProperties>
    </Object>
  </Signature>
</document-signatures>
</file>